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edf" officeooo:paragraph-rsid="0008bedf"/>
    </style:style>
    <style:style style:name="P2" style:family="paragraph" style:parent-style-name="Standard" style:list-style-name="L1">
      <style:text-properties officeooo:rsid="0008bedf" officeooo:paragraph-rsid="0008bedf"/>
    </style:style>
    <style:style style:name="P3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08bedf" officeooo:paragraph-rsid="0008bedf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09b7ec" officeooo:paragraph-rsid="0009b7ec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0b4a65" officeooo:paragraph-rsid="000b4a65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0c2699" officeooo:paragraph-rsid="000c2699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0da5d4" officeooo:paragraph-rsid="000da5d4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font-style="italic" fo:font-weight="bold" officeooo:rsid="0008bedf" officeooo:paragraph-rsid="0008bedf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bold" officeooo:rsid="0009b7ec" officeooo:paragraph-rsid="0009b7ec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fo:font-style="italic" fo:font-weight="bold" officeooo:rsid="0009b7ec" officeooo:paragraph-rsid="000b4a65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0b4a65" officeooo:paragraph-rsid="000b4a65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0c2699" officeooo:paragraph-rsid="000c2699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bold" officeooo:rsid="000da5d4" officeooo:paragraph-rsid="000da5d4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text-properties fo:font-style="italic" fo:font-weight="bold" officeooo:rsid="000f16e3" officeooo:paragraph-rsid="000f16e3" style:font-style-asian="italic" style:font-weight-asian="bold" style:font-style-complex="italic" style:font-weight-complex="bold"/>
    </style:style>
    <style:style style:name="P15" style:family="paragraph" style:parent-style-name="Standard" style:list-style-name="L1">
      <style:text-properties officeooo:rsid="0009b7ec" officeooo:paragraph-rsid="0009b7ec"/>
    </style:style>
    <style:style style:name="P16" style:family="paragraph" style:parent-style-name="Standard" style:list-style-name="L1">
      <style:text-properties officeooo:rsid="0009b7ec" officeooo:paragraph-rsid="000b4a65"/>
    </style:style>
    <style:style style:name="P17" style:family="paragraph" style:parent-style-name="Standard" style:list-style-name="L1">
      <style:text-properties officeooo:rsid="000b4a65" officeooo:paragraph-rsid="000b4a65"/>
    </style:style>
    <style:style style:name="P18" style:family="paragraph" style:parent-style-name="Standard" style:list-style-name="L1">
      <style:text-properties officeooo:rsid="000c2699" officeooo:paragraph-rsid="000c2699"/>
    </style:style>
    <style:style style:name="P19" style:family="paragraph" style:parent-style-name="Standard" style:list-style-name="L1">
      <style:text-properties officeooo:rsid="000da5d4" officeooo:paragraph-rsid="000da5d4"/>
    </style:style>
    <style:style style:name="P20" style:family="paragraph" style:parent-style-name="Standard" style:list-style-name="L1">
      <style:text-properties officeooo:rsid="000f16e3" officeooo:paragraph-rsid="000f16e3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0f16e3" officeooo:paragraph-rsid="0008bedf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rsid="000f16e3" officeooo:paragraph-rsid="000f16e3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style="italic" fo:font-weight="bold" officeooo:rsid="000f16e3" officeooo:paragraph-rsid="000f16e3" style:font-size-asian="20pt" style:font-style-asian="italic" style:font-weight-asian="bold" style:font-size-complex="20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8pt" fo:font-weight="bold" officeooo:rsid="0008bedf" officeooo:paragraph-rsid="0008bedf" style:font-size-asian="28pt" style:font-weight-asian="bold" style:font-size-complex="28pt" style:font-weight-complex="bold"/>
    </style:style>
    <style:style style:name="T1" style:family="text">
      <style:text-properties officeooo:rsid="0008bedf"/>
    </style:style>
    <style:style style:name="T2" style:family="text">
      <style:text-properties officeooo:rsid="000b4a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Linear Algebra:<text:line-break/>Foundations to Frontiers (LAFF)</text:p>
      <text:p text:style-name="P21"/>
      <text:p text:style-name="P23">The University of Texas at Austin (UTAustinX)</text:p>
      <text:p text:style-name="P22"/>
      <text:p text:style-name="P1"/>
      <text:p text:style-name="P1"/>
      <text:list xml:id="list6533314866611534286" text:style-name="L1">
        <text:list-item>
          <text:p text:style-name="P3">WEEK 0: GETTING STARTED<text:line-break/></text:p>
          <text:list>
            <text:list-item>
              <text:p text:style-name="P8">Opening Remarks</text:p>
              <text:list>
                <text:list-item>
                  <text:p text:style-name="P2">Welcome to LAFF</text:p>
                </text:list-item>
                <text:list-item>
                  <text:p text:style-name="P2">Outline</text:p>
                </text:list-item>
                <text:list-item>
                  <text:p text:style-name="P2">What You Will Learn<text:line-break/></text:p>
                </text:list-item>
              </text:list>
            </text:list-item>
            <text:list-item>
              <text:p text:style-name="P8">How to LAFF</text:p>
              <text:list>
                <text:list-item>
                  <text:p text:style-name="P2">When to LAFF</text:p>
                </text:list-item>
                <text:list-item>
                  <text:p text:style-name="P2">How to Navigate LAFF</text:p>
                </text:list-item>
                <text:list-item>
                  <text:p text:style-name="P2">Homework and LAFF</text:p>
                </text:list-item>
                <text:list-item>
                  <text:p text:style-name="P2">Grading and LAFF</text:p>
                </text:list-item>
                <text:list-item>
                  <text:p text:style-name="P2">Programming and LAFF</text:p>
                </text:list-item>
                <text:list-item>
                  <text:p text:style-name="P2">Proving and LAFF</text:p>
                </text:list-item>
                <text:list-item>
                  <text:p text:style-name="P2">Setting Up to LAFF<text:line-break/></text:p>
                </text:list-item>
              </text:list>
            </text:list-item>
            <text:list-item>
              <text:p text:style-name="P8">Software to LAFF</text:p>
              <text:list>
                <text:list-item>
                  <text:p text:style-name="P2">Why MATLAB</text:p>
                </text:list-item>
                <text:list-item>
                  <text:p text:style-name="P2">Activating MATLAB Online</text:p>
                </text:list-item>
                <text:list-item>
                  <text:p text:style-name="P2">MATLAB Basics</text:p>
                </text:list-item>
                <text:list-item>
                  <text:p text:style-name="P2">Setting Up MATLAB Online to LAFF<text:line-break/></text:p>
                </text:list-item>
              </text:list>
            </text:list-item>
            <text:list-item>
              <text:p text:style-name="P8">Enrichments</text:p>
              <text:list>
                <text:list-item>
                  <text:p text:style-name="P2">The Origins of MATLAB</text:p>
                </text:list-item>
                <text:list-item>
                  <text:p text:style-name="P2">Intrigued by MATLAB and Want to Learn More?<text:line-break/></text:p>
                </text:list-item>
              </text:list>
            </text:list-item>
            <text:list-item>
              <text:p text:style-name="P8">Wrap Up</text:p>
              <text:list>
                <text:list-item>
                  <text:p text:style-name="P2">Additional Homework</text:p>
                </text:list-item>
                <text:list-item>
                  <text:p text:style-name="P2">Summary<text:line-break/><text:line-break/><text:line-break/></text:p>
                </text:list-item>
              </text:list>
            </text:list-item>
          </text:list>
        </text:list-item>
        <text:list-item>
          <text:p text:style-name="P3">WEEK 1: VECTORS IN LINEAR ALGEBRA<text:line-break/></text:p>
          <text:list>
            <text:list-item>
              <text:p text:style-name="P8">1.1 Opening Remarks</text:p>
              <text:list>
                <text:list-item>
                  <text:p text:style-name="P2">1.1.1 Takeoff</text:p>
                </text:list-item>
                <text:list-item>
                  <text:p text:style-name="P2">1.1.2 Outline</text:p>
                </text:list-item>
                <text:list-item>
                  <text:p text:style-name="P2">1.1.3 What You Will Learn</text:p>
                </text:list-item>
              </text:list>
            </text:list-item>
            <text:list-item>
              <text:p text:style-name="P8"><text:soft-page-break/>1.2 What is a Vector</text:p>
              <text:list>
                <text:list-item>
                  <text:p text:style-name="P2">1.2.1 Notation</text:p>
                </text:list-item>
                <text:list-item>
                  <text:p text:style-name="P2">1.2.2 Unit Basis Vectors<text:line-break/></text:p>
                </text:list-item>
              </text:list>
            </text:list-item>
            <text:list-item>
              <text:p text:style-name="P8">1.3 Simple Vector Operations</text:p>
              <text:list>
                <text:list-item>
                  <text:p text:style-name="P2">1.3.1 Equality (=), Assignment (:=), and Copy</text:p>
                </text:list-item>
                <text:list-item>
                  <text:p text:style-name="P2">1.3.2 Vector Addition</text:p>
                </text:list-item>
                <text:list-item>
                  <text:p text:style-name="P2">1.3.3 Scaling</text:p>
                </text:list-item>
                <text:list-item>
                  <text:p text:style-name="P2">1.3.4 Vector Subtraction<text:line-break/></text:p>
                </text:list-item>
              </text:list>
            </text:list-item>
            <text:list-item>
              <text:p text:style-name="P8">1.4 Advanced Vector Operations</text:p>
              <text:list>
                <text:list-item>
                  <text:p text:style-name="P2">1.4.1 Scaled Vector Addition (AXPY)</text:p>
                </text:list-item>
                <text:list-item>
                  <text:p text:style-name="P2">1.4.2 Linear Combinations of Vectors</text:p>
                </text:list-item>
                <text:list-item>
                  <text:p text:style-name="P2">1.4.3 Dot or Inner Product (DOT)</text:p>
                </text:list-item>
                <text:list-item>
                  <text:p text:style-name="P2">1.4.4 Vector Length (norm2)</text:p>
                </text:list-item>
                <text:list-item>
                  <text:p text:style-name="P2">1.4.5 Vector Functions</text:p>
                </text:list-item>
                <text:list-item>
                  <text:p text:style-name="P2">1.4.6 Vector Functions That Map a Vector to a Vector<text:line-break/></text:p>
                </text:list-item>
              </text:list>
            </text:list-item>
            <text:list-item>
              <text:p text:style-name="P8">1.5 LAFF Software Package Development: Vectors</text:p>
              <text:list>
                <text:list-item>
                  <text:p text:style-name="P2">1.5.1 Starting the Package</text:p>
                </text:list-item>
                <text:list-item>
                  <text:p text:style-name="P2">1.5.2 A Copy Routine (copy)</text:p>
                </text:list-item>
                <text:list-item>
                  <text:p text:style-name="P2">1.5.3 A Routine That Scales a Vector (scal)</text:p>
                </text:list-item>
                <text:list-item>
                  <text:p text:style-name="P2">1.5.4 A Scaled Vector Addition Routine (axpy)</text:p>
                </text:list-item>
                <text:list-item>
                  <text:p text:style-name="P2">1.5.5 An Inner Product Routine (dot)</text:p>
                </text:list-item>
                <text:list-item>
                  <text:p text:style-name="P2">1.5.6 A Vector Length Routine (norm2)<text:line-break/></text:p>
                </text:list-item>
              </text:list>
            </text:list-item>
            <text:list-item>
              <text:p text:style-name="P8">1.6 Slicing and Dicing Vectors</text:p>
              <text:list>
                <text:list-item>
                  <text:p text:style-name="P2">1.6.1 Slicing and Dicing: Dot Product</text:p>
                </text:list-item>
                <text:list-item>
                  <text:p text:style-name="P2">1.6.2 Algorithms with Slicing and Dicing: Dot Product</text:p>
                </text:list-item>
                <text:list-item>
                  <text:p text:style-name="P2">1.6.3 Coding with Slicing and Redicing: Dot Product</text:p>
                </text:list-item>
                <text:list-item>
                  <text:p text:style-name="P2">1.6.4 Slicing and Dicing: axpy</text:p>
                </text:list-item>
                <text:list-item>
                  <text:p text:style-name="P2">1.6.5 Algorithms with Slicing and Redicing: axpy</text:p>
                </text:list-item>
                <text:list-item>
                  <text:p text:style-name="P2">1.6.6 Coding with Slicing and Redicing: axpy<text:line-break/></text:p>
                </text:list-item>
              </text:list>
            </text:list-item>
            <text:list-item>
              <text:p text:style-name="P9">1.7 Enrichment</text:p>
              <text:list>
                <text:list-item>
                  <text:p text:style-name="P15"><text:span text:style-name="T1">1.7.1 Learn the Greek Alphabet</text:span></text:p>
                </text:list-item>
                <text:list-item>
                  <text:p text:style-name="P15">1<text:span text:style-name="T1">.7.2 Other Norms</text:span></text:p>
                </text:list-item>
                <text:list-item>
                  <text:p text:style-name="P15">1<text:span text:style-name="T1">.7.3 Overflow and Underflow</text:span></text:p>
                </text:list-item>
                <text:list-item>
                  <text:p text:style-name="P15">1<text:span text:style-name="T1">.7.4 A Bit of History<text:line-break/></text:span></text:p>
                </text:list-item>
              </text:list>
            </text:list-item>
            <text:list-item>
              <text:p text:style-name="P9">1.8 Wrap Up</text:p>
              <text:list>
                <text:list-item>
                  <text:p text:style-name="P15"><text:span text:style-name="T1">1.8.1 Homework</text:span></text:p>
                </text:list-item>
                <text:list-item>
                  <text:p text:style-name="P15"><text:span text:style-name="T1">Summary of Vector Operations</text:span></text:p>
                </text:list-item>
                <text:list-item>
                  <text:p text:style-name="P15"><text:span text:style-name="T1">Summary of the Properties for Vector Operations</text:span></text:p>
                </text:list-item>
                <text:list-item>
                  <text:p text:style-name="P15"><text:span text:style-name="T1">Summary of the Routines for Vector Operations<text:line-break/></text:span></text:p>
                </text:list-item>
              </text:list>
            </text:list-item>
            <text:list-item>
              <text:p text:style-name="P9">1.9 Week 1 Proofs</text:p>
              <text:list>
                <text:list-item>
                  <text:p text:style-name="P15">Subsection 1.3</text:p>
                </text:list-item>
                <text:list-item>
                  <text:p text:style-name="P15"><text:soft-page-break/>Subsection 1.4<text:line-break/><text:line-break/><text:span text:style-name="T1"><text:line-break/></text:span></text:p>
                </text:list-item>
              </text:list>
            </text:list-item>
          </text:list>
        </text:list-item>
        <text:list-item>
          <text:p text:style-name="P4">WEEK 2: LINEAR TRANSFORMATIONS AND MATRICES<text:line-break/></text:p>
          <text:list>
            <text:list-item>
              <text:p text:style-name="P9">2.1 Openning Remarks</text:p>
              <text:list>
                <text:list-item>
                  <text:p text:style-name="P15"><text:span text:style-name="T1">2.1.1 Rotations in 2D</text:span></text:p>
                </text:list-item>
                <text:list-item>
                  <text:p text:style-name="P15"><text:span text:style-name="T1">2.1.2 Outline Week 2</text:span></text:p>
                </text:list-item>
                <text:list-item>
                  <text:p text:style-name="P15"><text:span text:style-name="T1">2.1.3 What you will learn<text:line-break/></text:span></text:p>
                </text:list-item>
              </text:list>
            </text:list-item>
            <text:list-item>
              <text:p text:style-name="P9">2.2 Linear Transformations</text:p>
              <text:list>
                <text:list-item>
                  <text:p text:style-name="P15"><text:span text:style-name="T1">2.2.1 What makes a linear transformation so special</text:span></text:p>
                </text:list-item>
                <text:list-item>
                  <text:p text:style-name="P15"><text:span text:style-name="T1">2.2.2 What is a linear transformation?</text:span></text:p>
                </text:list-item>
                <text:list-item>
                  <text:p text:style-name="P15"><text:span text:style-name="T1">2.2.3 Of linear transformations and linear combinations<text:line-break/></text:span></text:p>
                </text:list-item>
              </text:list>
            </text:list-item>
            <text:list-item>
              <text:p text:style-name="P9">2.3 Mathematical Induction</text:p>
              <text:list>
                <text:list-item>
                  <text:p text:style-name="P15"><text:span text:style-name="T1">2.3.1 What is the Principle of Mathematical Induction?</text:span></text:p>
                </text:list-item>
                <text:list-item>
                  <text:p text:style-name="P15"><text:span text:style-name="T1">2.3.2 Examples<text:line-break/></text:span></text:p>
                </text:list-item>
              </text:list>
            </text:list-item>
            <text:list-item>
              <text:p text:style-name="P9">2.4 Representing Linear Transformations as Matrices</text:p>
              <text:list>
                <text:list-item>
                  <text:p text:style-name="P15"><text:span text:style-name="T1">2.4.1 From Linear Transformation to Matrix-Vector Multiplication</text:span></text:p>
                </text:list-item>
                <text:list-item>
                  <text:p text:style-name="P15"><text:span text:style-name="T1">2.4.2 Practice with Matrix-Vector Multiplication</text:span></text:p>
                </text:list-item>
                <text:list-item>
                  <text:p text:style-name="P15"><text:span text:style-name="T1">2.4.3 It Goes Both Ways</text:span></text:p>
                </text:list-item>
                <text:list-item>
                  <text:p text:style-name="P15"><text:span text:style-name="T1">2.4.4 Rotations and Reflections, Revisited<text:line-break/></text:span></text:p>
                </text:list-item>
              </text:list>
            </text:list-item>
            <text:list-item>
              <text:p text:style-name="P9">2.5 Enrichment</text:p>
              <text:list>
                <text:list-item>
                  <text:p text:style-name="P15"><text:span text:style-name="T1">2.5.1 The Importance of the Principle of Mathematical Induction for Programming</text:span></text:p>
                </text:list-item>
                <text:list-item>
                  <text:p text:style-name="P15"><text:span text:style-name="T1">2.5.2 Puzzles and Paradoxes in Mathematical Induction<text:line-break/></text:span></text:p>
                </text:list-item>
              </text:list>
            </text:list-item>
            <text:list-item>
              <text:p text:style-name="P9">2.6 Wrap Up</text:p>
              <text:list>
                <text:list-item>
                  <text:p text:style-name="P15"><text:span text:style-name="T1">2.6.1 Additional Homework</text:span></text:p>
                </text:list-item>
                <text:list-item>
                  <text:p text:style-name="P15">2.6.2 Summary<text:line-break/></text:p>
                </text:list-item>
              </text:list>
            </text:list-item>
            <text:list-item>
              <text:p text:style-name="P9">2.7 Week 2 Proofs</text:p>
              <text:list>
                <text:list-item>
                  <text:p text:style-name="P15">2.1 Homekorks</text:p>
                </text:list-item>
                <text:list-item>
                  <text:p text:style-name="P15">2.2 Homeworks</text:p>
                </text:list-item>
                <text:list-item>
                  <text:p text:style-name="P15">2.3 Homeworks</text:p>
                </text:list-item>
                <text:list-item>
                  <text:p text:style-name="P15">2.4 Homewoks<text:line-break/><text:line-break/><text:line-break/></text:p>
                </text:list-item>
              </text:list>
            </text:list-item>
          </text:list>
        </text:list-item>
        <text:list-item>
          <text:p text:style-name="P4">WEEK 3: MATRIX-VECTOR OPERATIONS<text:line-break/></text:p>
          <text:list>
            <text:list-item>
              <text:p text:style-name="P9">3.1 Opening Remarks</text:p>
              <text:list>
                <text:list-item>
                  <text:p text:style-name="P15"><text:span text:style-name="T1">3.1.1 Timmy Two Space</text:span></text:p>
                </text:list-item>
                <text:list-item>
                  <text:p text:style-name="P15"><text:span text:style-name="T1">3.1.2 Outline Week 3</text:span></text:p>
                </text:list-item>
                <text:list-item>
                  <text:p text:style-name="P15"><text:span text:style-name="T1">3.1.3 What You will Learn<text:line-break/></text:span></text:p>
                </text:list-item>
              </text:list>
            </text:list-item>
            <text:list-item>
              <text:p text:style-name="P9"><text:soft-page-break/>3.2 Special Matrices</text:p>
              <text:list>
                <text:list-item>
                  <text:p text:style-name="P15"><text:span text:style-name="T1">3.2.1 The Zero Matrix</text:span></text:p>
                </text:list-item>
                <text:list-item>
                  <text:p text:style-name="P15"><text:span text:style-name="T1">3.2.2 The Identity Matrix</text:span></text:p>
                </text:list-item>
                <text:list-item>
                  <text:p text:style-name="P15"><text:span text:style-name="T1">3.2.3 Diagonal matrices</text:span></text:p>
                </text:list-item>
                <text:list-item>
                  <text:p text:style-name="P15"><text:span text:style-name="T1">3.2.4 Triangular Matrices</text:span></text:p>
                </text:list-item>
                <text:list-item>
                  <text:p text:style-name="P15">3.<text:span text:style-name="T1">2.5 Transpose Matrix</text:span></text:p>
                </text:list-item>
                <text:list-item>
                  <text:p text:style-name="P15"><text:span text:style-name="T1">3.2.6 Symmetric Matrices<text:line-break/></text:span></text:p>
                </text:list-item>
              </text:list>
            </text:list-item>
            <text:list-item>
              <text:p text:style-name="P9">3.3 Operations with Matrices</text:p>
              <text:list>
                <text:list-item>
                  <text:p text:style-name="P15"><text:span text:style-name="T1">3.3.1 Scaling a Matrix</text:span></text:p>
                </text:list-item>
                <text:list-item>
                  <text:p text:style-name="P15"><text:span text:style-name="T1">3.3.2 Adding matrices<text:line-break/></text:span></text:p>
                </text:list-item>
              </text:list>
            </text:list-item>
            <text:list-item>
              <text:p text:style-name="P9">3.4 Matrix-Vector Multiplication Algorithms</text:p>
              <text:list>
                <text:list-item>
                  <text:p text:style-name="P15"><text:span text:style-name="T1">3.4.1 Via dot products</text:span></text:p>
                </text:list-item>
                <text:list-item>
                  <text:p text:style-name="P15"><text:span text:style-name="T1">3.4.2 Via AXPY Operations</text:span></text:p>
                </text:list-item>
                <text:list-item>
                  <text:p text:style-name="P15"><text:span text:style-name="T1">3.4.3 Compare and Contrast</text:span></text:p>
                </text:list-item>
                <text:list-item>
                  <text:p text:style-name="P15"><text:span text:style-name="T1">3.4.4 Cost of Matrix-vector Multiplication<text:line-break/></text:span></text:p>
                </text:list-item>
              </text:list>
            </text:list-item>
            <text:list-item>
              <text:p text:style-name="P9">3.5 Wrap Up</text:p>
              <text:list>
                <text:list-item>
                  <text:p text:style-name="P15"><text:span text:style-name="T1">3.5.1 Homework</text:span></text:p>
                </text:list-item>
                <text:list-item>
                  <text:p text:style-name="P15"><text:span text:style-name="T1">3.5.2 Summary<text:line-break/></text:span></text:p>
                </text:list-item>
              </text:list>
            </text:list-item>
            <text:list-item>
              <text:p text:style-name="P10">3.6 <text:span text:style-name="T2">Week 3 Proofs</text:span></text:p>
              <text:list>
                <text:list-item>
                  <text:p text:style-name="P16"><text:span text:style-name="T2">3.3.1 Videos with Transcripts</text:span></text:p>
                </text:list-item>
                <text:list-item>
                  <text:p text:style-name="P16"><text:span text:style-name="T2">3.3.2 Videos with Transcripts<text:line-break/><text:line-break/><text:line-break/></text:span></text:p>
                </text:list-item>
              </text:list>
            </text:list-item>
          </text:list>
        </text:list-item>
        <text:list-item>
          <text:p text:style-name="P5">WEEK 4: FROM MATRIX-VECTOR TO MATRIX-MATRIX MULTIPLICATION<text:line-break/></text:p>
          <text:list>
            <text:list-item>
              <text:p text:style-name="P11">4.1 Opening Remarks</text:p>
              <text:list>
                <text:list-item>
                  <text:p text:style-name="P17"><text:span text:style-name="T1">4.1.1 Predicting the Weather</text:span></text:p>
                </text:list-item>
                <text:list-item>
                  <text:p text:style-name="P17"><text:span text:style-name="T1">4.1.2 Outline</text:span></text:p>
                </text:list-item>
                <text:list-item>
                  <text:p text:style-name="P17"><text:span text:style-name="T1">4.1.3 What you will learn<text:line-break/></text:span></text:p>
                </text:list-item>
              </text:list>
            </text:list-item>
            <text:list-item>
              <text:p text:style-name="P11">4.2 Preparation</text:p>
              <text:list>
                <text:list-item>
                  <text:p text:style-name="P17"><text:span text:style-name="T1">4.2.1 Partitioned Matrix-vector Multiplication</text:span></text:p>
                </text:list-item>
                <text:list-item>
                  <text:p text:style-name="P17"><text:span text:style-name="T1">4.2.2 Transposing a Partitioned Matrix</text:span></text:p>
                </text:list-item>
                <text:list-item>
                  <text:p text:style-name="P17"><text:span text:style-name="T1">4.2.3 Matrix-Vector Multiplication, again…<text:line-break/></text:span></text:p>
                </text:list-item>
              </text:list>
            </text:list-item>
            <text:list-item>
              <text:p text:style-name="P11">4.3 Matrix-Vector Multiplication with Special Matrices</text:p>
              <text:list>
                <text:list-item>
                  <text:p text:style-name="P17"><text:span text:style-name="T1">4.3.1 Transpose Matrix-Vector Multiplication</text:span></text:p>
                </text:list-item>
                <text:list-item>
                  <text:p text:style-name="P17"><text:span text:style-name="T1">4.3.2 Triangular Matrix-Vector Multiplication</text:span></text:p>
                </text:list-item>
                <text:list-item>
                  <text:p text:style-name="P17"><text:span text:style-name="T1">4.3.3 Symmetric Matrix-Vector Multiplication<text:line-break/></text:span></text:p>
                </text:list-item>
              </text:list>
            </text:list-item>
            <text:list-item>
              <text:p text:style-name="P11">4.4 Matrix-Matrix Multiplication (Product)</text:p>
              <text:list>
                <text:list-item>
                  <text:p text:style-name="P17"><text:span text:style-name="T1">4.4.1 Motivation</text:span></text:p>
                </text:list-item>
                <text:list-item>
                  <text:p text:style-name="P17"><text:span text:style-name="T1">4.4.2 Linear Transformations to Matrix-Matrix Multiplication</text:span></text:p>
                </text:list-item>
                <text:list-item>
                  <text:p text:style-name="P17"><text:soft-page-break/><text:span text:style-name="T1">4.4.3 Computing the Matrix-Matrix Product</text:span></text:p>
                </text:list-item>
                <text:list-item>
                  <text:p text:style-name="P17">4<text:span text:style-name="T1">.4.4 Special Shapes</text:span></text:p>
                </text:list-item>
                <text:list-item>
                  <text:p text:style-name="P17"><text:span text:style-name="T1">4.4.5 Cost<text:line-break/></text:span></text:p>
                </text:list-item>
              </text:list>
            </text:list-item>
            <text:list-item>
              <text:p text:style-name="P11">4.5 Enrichment</text:p>
              <text:list>
                <text:list-item>
                  <text:p text:style-name="P17"><text:span text:style-name="T1">4.5.1 Markov Chains: Their Application<text:line-break/></text:span></text:p>
                </text:list-item>
              </text:list>
            </text:list-item>
            <text:list-item>
              <text:p text:style-name="P11">4.6 Wrap Up</text:p>
              <text:list>
                <text:list-item>
                  <text:p text:style-name="P17"><text:span text:style-name="T1">4.6.1 Homework</text:span></text:p>
                </text:list-item>
                <text:list-item>
                  <text:p text:style-name="P17"><text:span text:style-name="T1">4.6.2 Summary</text:span></text:p>
                </text:list-item>
                <text:list-item>
                  <text:p text:style-name="P17"><text:span text:style-name="T1">4.6.3 LAFF Routines (so far)<text:line-break/><text:line-break/><text:line-break/></text:span></text:p>
                </text:list-item>
              </text:list>
            </text:list-item>
          </text:list>
        </text:list-item>
        <text:list-item>
          <text:p text:style-name="P5">EXAM 1<text:line-break/></text:p>
          <text:list>
            <text:list-item>
              <text:p text:style-name="P11">E1.1 How to Review for Exam 1</text:p>
              <text:list>
                <text:list-item>
                  <text:p text:style-name="P17"><text:span text:style-name="T1">E1.1.1<text:line-break/></text:span></text:p>
                </text:list-item>
              </text:list>
            </text:list-item>
            <text:list-item>
              <text:p text:style-name="P11">E1.2 Sample Exam 1</text:p>
              <text:list>
                <text:list-item>
                  <text:p text:style-name="P17"><text:span text:style-name="T1">E1.2.0 Sample Exam 1 (PDF to print out)</text:span></text:p>
                </text:list-item>
                <text:list-item>
                  <text:p text:style-name="P17"><text:span text:style-name="T1">E1.2.1 Sample Question 1</text:span></text:p>
                </text:list-item>
                <text:list-item>
                  <text:p text:style-name="P17"><text:span text:style-name="T1">E1.2.2 Sample Question 2</text:span></text:p>
                </text:list-item>
                <text:list-item>
                  <text:p text:style-name="P17"><text:span text:style-name="T1">E1.2.3 Sample Question 3</text:span></text:p>
                </text:list-item>
                <text:list-item>
                  <text:p text:style-name="P17"><text:span text:style-name="T1">E1.2.4 Sample Question 4</text:span></text:p>
                </text:list-item>
                <text:list-item>
                  <text:p text:style-name="P17"><text:span text:style-name="T1">E1.2.5 Sample Question 5</text:span></text:p>
                </text:list-item>
                <text:list-item>
                  <text:p text:style-name="P17"><text:span text:style-name="T1">E1.2.6 Sample Question 6</text:span></text:p>
                </text:list-item>
                <text:list-item>
                  <text:p text:style-name="P17"><text:span text:style-name="T1">E1.2.7 Sample Question 7</text:span></text:p>
                </text:list-item>
                <text:list-item>
                  <text:p text:style-name="P17"><text:span text:style-name="T1">E1.2.8 Sample Question 8<text:line-break/></text:span></text:p>
                </text:list-item>
              </text:list>
            </text:list-item>
            <text:list-item>
              <text:p text:style-name="P11">E1.3 Real Exam 1</text:p>
              <text:list>
                <text:list-item>
                  <text:p text:style-name="P17"><text:span text:style-name="T1">E1.3.0 Exam 1 (PDF to print out)</text:span></text:p>
                </text:list-item>
                <text:list-item>
                  <text:p text:style-name="P17"><text:span text:style-name="T1">E1.3.1 Exam Question 1</text:span></text:p>
                </text:list-item>
                <text:list-item>
                  <text:p text:style-name="P17"><text:span text:style-name="T1">E1.3.2 Exam Question 2</text:span></text:p>
                </text:list-item>
                <text:list-item>
                  <text:p text:style-name="P17"><text:span text:style-name="T1">E1.3.3 Exam Question 3</text:span></text:p>
                </text:list-item>
                <text:list-item>
                  <text:p text:style-name="P17"><text:span text:style-name="T1">E1.3.4 Exam Question 4</text:span></text:p>
                </text:list-item>
                <text:list-item>
                  <text:p text:style-name="P17"><text:span text:style-name="T1">E1.3.5 Exam Question 5</text:span></text:p>
                </text:list-item>
                <text:list-item>
                  <text:p text:style-name="P17"><text:span text:style-name="T1">E1.3.6 Exam Question 6</text:span></text:p>
                </text:list-item>
                <text:list-item>
                  <text:p text:style-name="P17"><text:span text:style-name="T1">E1.3.7 Exam Question 7<text:line-break/><text:line-break/><text:line-break/></text:span></text:p>
                </text:list-item>
              </text:list>
            </text:list-item>
          </text:list>
        </text:list-item>
        <text:list-item>
          <text:p text:style-name="P5">WEEK 5: MATRIX-MATRIX MULTIPLICATION<text:line-break/></text:p>
          <text:list>
            <text:list-item>
              <text:p text:style-name="P11">5.1 Opening Remarks</text:p>
              <text:list>
                <text:list-item>
                  <text:p text:style-name="P17"><text:span text:style-name="T1">5.1.1 Composing Rotations</text:span></text:p>
                </text:list-item>
                <text:list-item>
                  <text:p text:style-name="P17">5<text:span text:style-name="T1">.1.2 Outline</text:span></text:p>
                </text:list-item>
                <text:list-item>
                  <text:p text:style-name="P17"><text:span text:style-name="T1">5.1.3 What you will Learn<text:line-break/></text:span></text:p>
                </text:list-item>
              </text:list>
            </text:list-item>
            <text:list-item>
              <text:p text:style-name="P11"><text:soft-page-break/>5.2 Observations</text:p>
              <text:list>
                <text:list-item>
                  <text:p text:style-name="P17"><text:span text:style-name="T1">5.2.1 Partitioned Matrix-Matrix Multiplication</text:span></text:p>
                </text:list-item>
                <text:list-item>
                  <text:p text:style-name="P17"><text:span text:style-name="T1">5.2.2 Properties</text:span></text:p>
                </text:list-item>
                <text:list-item>
                  <text:p text:style-name="P17"><text:span text:style-name="T1">5.2.3 Transposing a Product of Matrices</text:span></text:p>
                </text:list-item>
                <text:list-item>
                  <text:p text:style-name="P17"><text:span text:style-name="T1">5.2.4 Matrix-Matrix Multiplication with Special Matrices<text:line-break/></text:span></text:p>
                </text:list-item>
              </text:list>
            </text:list-item>
            <text:list-item>
              <text:p text:style-name="P11">5.3 Algorithms for Computing Matrix-Matrix Multiplications</text:p>
              <text:list>
                <text:list-item>
                  <text:p text:style-name="P17"><text:span text:style-name="T1">5.3.1 Lots of Loops</text:span></text:p>
                </text:list-item>
                <text:list-item>
                  <text:p text:style-name="P17"><text:span text:style-name="T1">5.3.2 Matrix-matrix multiplication by columns</text:span></text:p>
                </text:list-item>
                <text:list-item>
                  <text:p text:style-name="P17"><text:span text:style-name="T1">5.3.3 Matrix-matrix multiplication by rows</text:span></text:p>
                </text:list-item>
                <text:list-item>
                  <text:p text:style-name="P17"><text:span text:style-name="T1">5.3.4 Matrix-Matrix Multiplication with Rank-1 Updates<text:line-break/></text:span></text:p>
                </text:list-item>
              </text:list>
            </text:list-item>
            <text:list-item>
              <text:p text:style-name="P11">5.4 Updates</text:p>
              <text:list>
                <text:list-item>
                  <text:p text:style-name="P17"><text:span text:style-name="T1">5.4.1 Slicing and Dicing for Performance</text:span></text:p>
                </text:list-item>
                <text:list-item>
                  <text:p text:style-name="P17"><text:span text:style-name="T1">5.4.2 How It is Really Done<text:line-break/></text:span></text:p>
                </text:list-item>
              </text:list>
            </text:list-item>
            <text:list-item>
              <text:p text:style-name="P11">5.5 Wrap Up</text:p>
              <text:list>
                <text:list-item>
                  <text:p text:style-name="P17"><text:span text:style-name="T1">5.5.1 Homework</text:span></text:p>
                </text:list-item>
                <text:list-item>
                  <text:p text:style-name="P17"><text:span text:style-name="T1">5.5.2 Summary<text:line-break/></text:span></text:p>
                </text:list-item>
              </text:list>
            </text:list-item>
            <text:list-item>
              <text:p text:style-name="P11">5.6 Week 5 Proofs</text:p>
              <text:list>
                <text:list-item>
                  <text:p text:style-name="P17"><text:span text:style-name="T1">Proofs with Transcripts Unit 5.2.4</text:span></text:p>
                </text:list-item>
                <text:list-item>
                  <text:p text:style-name="P17"><text:span text:style-name="T1">Proofs with Transcripts Unit 5.3.2<text:line-break/><text:line-break/><text:line-break/></text:span></text:p>
                </text:list-item>
              </text:list>
            </text:list-item>
          </text:list>
        </text:list-item>
        <text:list-item>
          <text:p text:style-name="P5">WEEK 6: GAUSSIAN ELIMINATION<text:line-break/></text:p>
          <text:list>
            <text:list-item>
              <text:p text:style-name="P11">6.1 Opening Remarks</text:p>
              <text:list>
                <text:list-item>
                  <text:p text:style-name="P17"><text:span text:style-name="T1">6.1.1 Opening Remarks</text:span></text:p>
                </text:list-item>
                <text:list-item>
                  <text:p text:style-name="P17"><text:span text:style-name="T1">6.1.2 Outline</text:span></text:p>
                </text:list-item>
                <text:list-item>
                  <text:p text:style-name="P17"><text:span text:style-name="T1">6.1.3 What You will Learn<text:line-break/></text:span></text:p>
                </text:list-item>
              </text:list>
            </text:list-item>
            <text:list-item>
              <text:p text:style-name="P11">6.2 Gaussian Elimination</text:p>
              <text:list>
                <text:list-item>
                  <text:p text:style-name="P17"><text:span text:style-name="T1">6.2.1 Reducing a System of Linear Equations to an Upper Triangular System</text:span></text:p>
                </text:list-item>
                <text:list-item>
                  <text:p text:style-name="P17"><text:span text:style-name="T1">6.2.2 Appended Matrices</text:span></text:p>
                </text:list-item>
                <text:list-item>
                  <text:p text:style-name="P17"><text:span text:style-name="T1">6.2.3 Gauss Transforms</text:span></text:p>
                </text:list-item>
                <text:list-item>
                  <text:p text:style-name="P17"><text:span text:style-name="T1">6.2.4 Computing Separately with the Matrix and Right-Hand Side (Forward Substition)</text:span></text:p>
                </text:list-item>
                <text:list-item>
                  <text:p text:style-name="P17"><text:span text:style-name="T1">6.2.5 Towards an Algorithm<text:line-break/></text:span></text:p>
                </text:list-item>
              </text:list>
            </text:list-item>
            <text:list-item>
              <text:p text:style-name="P11">6.3 Solving Ax = b via LU Factorization</text:p>
              <text:list>
                <text:list-item>
                  <text:p text:style-name="P17"><text:span text:style-name="T1">6.3.1 LU factorization (Gaussian elimination)</text:span></text:p>
                </text:list-item>
                <text:list-item>
                  <text:p text:style-name="P17"><text:span text:style-name="T1">6.3.2 Solving Lz = b (Forward substitution)</text:span></text:p>
                </text:list-item>
                <text:list-item>
                  <text:p text:style-name="P17"><text:span text:style-name="T1">6.3.3 Solving Ux = b (Back substitution)</text:span></text:p>
                </text:list-item>
                <text:list-item>
                  <text:p text:style-name="P17"><text:span text:style-name="T1">6.3.4 Putting it all together to solve Ax = b</text:span></text:p>
                </text:list-item>
                <text:list-item>
                  <text:p text:style-name="P17"><text:span text:style-name="T1">6.3.5 Cost<text:line-break/><text:line-break/></text:span></text:p>
                </text:list-item>
              </text:list>
            </text:list-item>
            <text:list-item>
              <text:p text:style-name="P11"><text:soft-page-break/>6.4 Enrichment</text:p>
              <text:list>
                <text:list-item>
                  <text:p text:style-name="P17"><text:span text:style-name="T1">6.4.1 Blocked LU Factorization</text:span></text:p>
                </text:list-item>
                <text:list-item>
                  <text:p text:style-name="P17"><text:span text:style-name="T1">6.4.2 How ordinary elimination became Gaussian elimination</text:span></text:p>
                </text:list-item>
                <text:list-item>
                  <text:p text:style-name="P17"><text:span text:style-name="T1">6.4.3 Formal derivation of LU factorization</text:span></text:p>
                </text:list-item>
                <text:list-item>
                  <text:p text:style-name="P17"><text:span text:style-name="T1">6.4.4 High-performance matrix-matrix multiplication, again<text:line-break/></text:span></text:p>
                </text:list-item>
              </text:list>
            </text:list-item>
            <text:list-item>
              <text:p text:style-name="P11">6.5 Wrap Up</text:p>
              <text:list>
                <text:list-item>
                  <text:p text:style-name="P17"><text:span text:style-name="T1">6.5.1 Homework</text:span></text:p>
                </text:list-item>
                <text:list-item>
                  <text:p text:style-name="P17"><text:span text:style-name="T1">6.5.2 Summary<text:line-break/><text:line-break/><text:line-break/></text:span></text:p>
                </text:list-item>
              </text:list>
            </text:list-item>
          </text:list>
        </text:list-item>
        <text:list-item>
          <text:p text:style-name="P5">WEEK 7: MORE GAUSSIAN ELIMINATION AND MATRIX INVERSION<text:line-break/></text:p>
          <text:list>
            <text:list-item>
              <text:p text:style-name="P11">7.1 Opening Remarks</text:p>
              <text:list>
                <text:list-item>
                  <text:p text:style-name="P17"><text:span text:style-name="T1">7.1.1 Introduction</text:span></text:p>
                </text:list-item>
                <text:list-item>
                  <text:p text:style-name="P17"><text:span text:style-name="T1">7.1.2 Outline</text:span></text:p>
                </text:list-item>
                <text:list-item>
                  <text:p text:style-name="P17"><text:span text:style-name="T1">7.1.3 What you will learn<text:line-break/></text:span></text:p>
                </text:list-item>
              </text:list>
            </text:list-item>
            <text:list-item>
              <text:p text:style-name="P11">7.2 When Gaussian Elimination Breaks Down</text:p>
              <text:list>
                <text:list-item>
                  <text:p text:style-name="P17"><text:span text:style-name="T1">7.2.1 When Gaussian Elimination Works</text:span></text:p>
                </text:list-item>
                <text:list-item>
                  <text:p text:style-name="P17"><text:span text:style-name="T1">7.2.2 The Problem</text:span></text:p>
                </text:list-item>
                <text:list-item>
                  <text:p text:style-name="P17"><text:span text:style-name="T1">7.2.3 Permutations</text:span></text:p>
                </text:list-item>
                <text:list-item>
                  <text:p text:style-name="P17"><text:span text:style-name="T1">7.2.4 Gaussian Elimination with Row Swapping (LU Factorization with Partial Pivoting)</text:span></text:p>
                </text:list-item>
                <text:list-item>
                  <text:p text:style-name="P17"><text:span text:style-name="T1">7.2.5 When Gaussian Elimination Fails Altogether<text:line-break/></text:span></text:p>
                </text:list-item>
              </text:list>
            </text:list-item>
            <text:list-item>
              <text:p text:style-name="P11">7.3 The Inverse Matrix</text:p>
              <text:list>
                <text:list-item>
                  <text:p text:style-name="P17"><text:span text:style-name="T1">7.3.1 Inverse Functions in 1D</text:span></text:p>
                </text:list-item>
                <text:list-item>
                  <text:p text:style-name="P17"><text:span text:style-name="T1">7.3.2 Back to Linear Transformations</text:span></text:p>
                </text:list-item>
                <text:list-item>
                  <text:p text:style-name="P17"><text:span text:style-name="T1">7.3.3 Simple Examples</text:span></text:p>
                </text:list-item>
                <text:list-item>
                  <text:p text:style-name="P17"><text:span text:style-name="T1">7.3.4 More Advanced (But Still Simple) Examples</text:span></text:p>
                </text:list-item>
                <text:list-item>
                  <text:p text:style-name="P17"><text:span text:style-name="T1">7.3.5 Properties<text:line-break/></text:span></text:p>
                </text:list-item>
              </text:list>
            </text:list-item>
            <text:list-item>
              <text:p text:style-name="P12">7.4 Enrichment</text:p>
              <text:list>
                <text:list-item>
                  <text:p text:style-name="P18"><text:span text:style-name="T1">7.4.1 Library Routines for LU with Partial Pivoting<text:line-break/></text:span></text:p>
                </text:list-item>
              </text:list>
            </text:list-item>
            <text:list-item>
              <text:p text:style-name="P12">7.5 Wrap Up</text:p>
              <text:list>
                <text:list-item>
                  <text:p text:style-name="P18"><text:span text:style-name="T1">7.5.1 Homework</text:span></text:p>
                </text:list-item>
                <text:list-item>
                  <text:p text:style-name="P18"><text:span text:style-name="T1">7.5.2 Summary<text:line-break/><text:line-break/><text:line-break/></text:span></text:p>
                </text:list-item>
              </text:list>
            </text:list-item>
          </text:list>
        </text:list-item>
        <text:list-item>
          <text:p text:style-name="P6">WEEK 8: MORE ON MATRIX INVERSION<text:line-break/></text:p>
          <text:list>
            <text:list-item>
              <text:p text:style-name="P12">8.1 Opening Remarks</text:p>
              <text:list>
                <text:list-item>
                  <text:p text:style-name="P18"><text:span text:style-name="T1">8.1.1 When LU Factorization with Row Pivoting Fails</text:span></text:p>
                </text:list-item>
                <text:list-item>
                  <text:p text:style-name="P18"><text:span text:style-name="T1">8.1.2 Outline</text:span></text:p>
                </text:list-item>
                <text:list-item>
                  <text:p text:style-name="P18"><text:soft-page-break/><text:span text:style-name="T1">8.1.3 What you will learn<text:line-break/></text:span></text:p>
                </text:list-item>
              </text:list>
            </text:list-item>
            <text:list-item>
              <text:p text:style-name="P12">8.2 Gauss-Jordan Elimination</text:p>
              <text:list>
                <text:list-item>
                  <text:p text:style-name="P18"><text:span text:style-name="T1">8.2.1 Solving Ax = b via Gauss-Jordan elimination</text:span></text:p>
                </text:list-item>
                <text:list-item>
                  <text:p text:style-name="P18"><text:span text:style-name="T1">8.2.2 Solving Ax = b via Gauss-Jordan Elimination, Gauss Transforms</text:span></text:p>
                </text:list-item>
                <text:list-item>
                  <text:p text:style-name="P18"><text:span text:style-name="T1">8.2.3 Solving A x = b via Gauss-Jordan Elimination: Multiple Right-Hand Sides</text:span></text:p>
                </text:list-item>
                <text:list-item>
                  <text:p text:style-name="P18"><text:span text:style-name="T1">8.2.4 Computing the Inverse of A via Gauss-Jordan Elimination</text:span></text:p>
                </text:list-item>
                <text:list-item>
                  <text:p text:style-name="P18"><text:span text:style-name="T1">8.2.5 Computing the Inverse of A via Gauss-Jordan Elimination, Alternative</text:span></text:p>
                </text:list-item>
                <text:list-item>
                  <text:p text:style-name="P18"><text:span text:style-name="T1">8.2.6 Pivoting</text:span></text:p>
                </text:list-item>
                <text:list-item>
                  <text:p text:style-name="P18"><text:span text:style-name="T1">8.2.7 Cost of Matrix Inversion<text:line-break/></text:span></text:p>
                </text:list-item>
              </text:list>
            </text:list-item>
            <text:list-item>
              <text:p text:style-name="P12">8.3 (Almost) Never, Ever, Invert a Matrix!</text:p>
              <text:list>
                <text:list-item>
                  <text:p text:style-name="P18"><text:span text:style-name="T1">8.3.1 Solving Ax = b</text:span></text:p>
                </text:list-item>
                <text:list-item>
                  <text:p text:style-name="P18"><text:span text:style-name="T1">8.3.2 But…<text:line-break/></text:span></text:p>
                </text:list-item>
              </text:list>
            </text:list-item>
            <text:list-item>
              <text:p text:style-name="P12">8.4 (Very Important) Enrichment</text:p>
              <text:list>
                <text:list-item>
                  <text:p text:style-name="P18"><text:span text:style-name="T1">8.4.1 Symmetric Positive Definite Matrices</text:span></text:p>
                </text:list-item>
                <text:list-item>
                  <text:p text:style-name="P18"><text:span text:style-name="T1">8.4.2 Solving Ax=b when A is Symmetric Positive Definite</text:span></text:p>
                </text:list-item>
                <text:list-item>
                  <text:p text:style-name="P18"><text:span text:style-name="T1">8.4.3 Other Factorizations</text:span></text:p>
                </text:list-item>
                <text:list-item>
                  <text:p text:style-name="P18"><text:span text:style-name="T1">8.4.4 Welcome to the Frontier<text:line-break/></text:span></text:p>
                </text:list-item>
              </text:list>
            </text:list-item>
            <text:list-item>
              <text:p text:style-name="P12">8.5 Wrap Up</text:p>
              <text:list>
                <text:list-item>
                  <text:p text:style-name="P18"><text:span text:style-name="T1">8.5.1 Homework</text:span></text:p>
                </text:list-item>
                <text:list-item>
                  <text:p text:style-name="P18"><text:span text:style-name="T1">8.5.2 Summary<text:line-break/><text:line-break/><text:line-break/></text:span></text:p>
                </text:list-item>
              </text:list>
            </text:list-item>
          </text:list>
        </text:list-item>
        <text:list-item>
          <text:p text:style-name="P6">EXAM 2<text:line-break/></text:p>
          <text:list>
            <text:list-item>
              <text:p text:style-name="P12">E2.1 How to Review for Exam 2</text:p>
              <text:list>
                <text:list-item>
                  <text:p text:style-name="P18"><text:span text:style-name="T1">E2.</text:span>1<text:span text:style-name="T1">.1 Suggestions<text:line-break/></text:span></text:p>
                </text:list-item>
              </text:list>
            </text:list-item>
            <text:list-item>
              <text:p text:style-name="P12">E2.2 Sample Exam 2</text:p>
              <text:list>
                <text:list-item>
                  <text:p text:style-name="P18"><text:span text:style-name="T1">E2.2.1 Sample Midterm (PDF to Print Out)</text:span></text:p>
                </text:list-item>
                <text:list-item>
                  <text:p text:style-name="P18"><text:span text:style-name="T1">E2.2.2 Sample Exam Answers and Videos Questions 1-2</text:span></text:p>
                </text:list-item>
                <text:list-item>
                  <text:p text:style-name="P18"><text:span text:style-name="T1">E2.2.3 Sample Exam Answers and Videos Questions 3-4</text:span></text:p>
                </text:list-item>
                <text:list-item>
                  <text:p text:style-name="P18"><text:span text:style-name="T1">E2.2.4 Sample Exam Answers and Videos Questions 5-6</text:span></text:p>
                </text:list-item>
                <text:list-item>
                  <text:p text:style-name="P18"><text:span text:style-name="T1">E2.2.5 Sample Exam Answers and Videos Questions 7-8</text:span></text:p>
                </text:list-item>
                <text:list-item>
                  <text:p text:style-name="P18"><text:span text:style-name="T1">E2.2.6 Sample Exam Answers and Videos Questions 9-10</text:span></text:p>
                </text:list-item>
                <text:list-item>
                  <text:p text:style-name="P18"><text:span text:style-name="T1">E2.2.7 Sample Exam Answers and Videos Questions 11-12<text:line-break/></text:span></text:p>
                </text:list-item>
              </text:list>
            </text:list-item>
            <text:list-item>
              <text:p text:style-name="P12">E2.3 Real Exam 2</text:p>
              <text:list>
                <text:list-item>
                  <text:p text:style-name="P18"><text:span text:style-name="T1">E2.3.1 Questions 1-2</text:span></text:p>
                </text:list-item>
                <text:list-item>
                  <text:p text:style-name="P18"><text:span text:style-name="T1">E2.3.2 Questions 3-4</text:span></text:p>
                </text:list-item>
                <text:list-item>
                  <text:p text:style-name="P18"><text:span text:style-name="T1">E2.3.3 Questions 5-6</text:span></text:p>
                </text:list-item>
                <text:list-item>
                  <text:p text:style-name="P18"><text:span text:style-name="T1">E2.3.4 Questions 7-8</text:span></text:p>
                </text:list-item>
                <text:list-item>
                  <text:p text:style-name="P18"><text:span text:style-name="T1">E2.3.5 Question 9<text:line-break/><text:line-break/></text:span></text:p>
                </text:list-item>
              </text:list>
            </text:list-item>
          </text:list>
        </text:list-item>
        <text:list-item>
          <text:p text:style-name="P6"><text:soft-page-break/>WEEK 9: VECTOR SPACES<text:line-break/></text:p>
          <text:list>
            <text:list-item>
              <text:p text:style-name="P12">9.1 Opening Remarks</text:p>
              <text:list>
                <text:list-item>
                  <text:p text:style-name="P18"><text:span text:style-name="T1">9.1.1 Solvable or Not Solvable, That's the Question</text:span></text:p>
                </text:list-item>
                <text:list-item>
                  <text:p text:style-name="P18"><text:span text:style-name="T1">9.1.2 Outline</text:span></text:p>
                </text:list-item>
                <text:list-item>
                  <text:p text:style-name="P18"><text:span text:style-name="T1">9.1.3 What You Will Learn<text:line-break/></text:span></text:p>
                </text:list-item>
              </text:list>
            </text:list-item>
            <text:list-item>
              <text:p text:style-name="P12">9.2 When Systems Don’t Have a Unique Solution</text:p>
              <text:list>
                <text:list-item>
                  <text:p text:style-name="P18"><text:span text:style-name="T1">9.2.1 When Solutions Are Not Unique</text:span></text:p>
                </text:list-item>
                <text:list-item>
                  <text:p text:style-name="P18"><text:span text:style-name="T1">9.2.2 When Linear Systems Have No Solutions</text:span></text:p>
                </text:list-item>
                <text:list-item>
                  <text:p text:style-name="P18"><text:span text:style-name="T1">9.2.3 When Linear Systems Have Many Solutions</text:span></text:p>
                </text:list-item>
                <text:list-item>
                  <text:p text:style-name="P18"><text:span text:style-name="T1">9.2.4 What is Going On?</text:span></text:p>
                </text:list-item>
                <text:list-item>
                  <text:p text:style-name="P18"><text:span text:style-name="T1">9.2.5 Toward a Systematic Approach to Finding All Solutions<text:line-break/></text:span></text:p>
                </text:list-item>
              </text:list>
            </text:list-item>
            <text:list-item>
              <text:p text:style-name="P12">9.3 Review of Sets</text:p>
              <text:list>
                <text:list-item>
                  <text:p text:style-name="P18"><text:span text:style-name="T1">9.3.1 Definition and Notation</text:span></text:p>
                </text:list-item>
                <text:list-item>
                  <text:p text:style-name="P18"><text:span text:style-name="T1">9.3.2 Examples</text:span></text:p>
                </text:list-item>
                <text:list-item>
                  <text:p text:style-name="P18"><text:span text:style-name="T1">9.3.3 Operations with Sets<text:line-break/></text:span></text:p>
                </text:list-item>
              </text:list>
            </text:list-item>
            <text:list-item>
              <text:p text:style-name="P12">9.4 Vector Spaces</text:p>
              <text:list>
                <text:list-item>
                  <text:p text:style-name="P18"><text:span text:style-name="T1">9.4.1 What is a Vector Space?</text:span></text:p>
                </text:list-item>
                <text:list-item>
                  <text:p text:style-name="P18"><text:span text:style-name="T1">9.4.2 Subspaces</text:span></text:p>
                </text:list-item>
                <text:list-item>
                  <text:p text:style-name="P18"><text:span text:style-name="T1">9.4.3 The Column Space</text:span></text:p>
                </text:list-item>
                <text:list-item>
                  <text:p text:style-name="P18"><text:span text:style-name="T1">9.4.4 The Null Space<text:line-break/></text:span></text:p>
                </text:list-item>
              </text:list>
            </text:list-item>
            <text:list-item>
              <text:p text:style-name="P12">9.5 Span, Linear Independance, and Bases</text:p>
              <text:list>
                <text:list-item>
                  <text:p text:style-name="P18"><text:span text:style-name="T1">9.5.1 Span</text:span></text:p>
                </text:list-item>
                <text:list-item>
                  <text:p text:style-name="P18"><text:span text:style-name="T1">9.5.2 Linear Independence</text:span></text:p>
                </text:list-item>
                <text:list-item>
                  <text:p text:style-name="P18"><text:span text:style-name="T1">9.5.3 Bases for Subspaces</text:span></text:p>
                </text:list-item>
                <text:list-item>
                  <text:p text:style-name="P18"><text:span text:style-name="T1">9.5.4 The Dimension of a Subspace<text:line-break/></text:span></text:p>
                </text:list-item>
              </text:list>
            </text:list-item>
            <text:list-item>
              <text:p text:style-name="P12">9.6 Enrichment</text:p>
              <text:list>
                <text:list-item>
                  <text:p text:style-name="P18"><text:span text:style-name="T1">9.6.1 Typesetting Algorithms with the FLAME Notation<text:line-break/></text:span></text:p>
                </text:list-item>
              </text:list>
            </text:list-item>
            <text:list-item>
              <text:p text:style-name="P12">9.7 Wrap Up</text:p>
              <text:list>
                <text:list-item>
                  <text:p text:style-name="P18"><text:span text:style-name="T1">9.7.1 Homework</text:span></text:p>
                </text:list-item>
                <text:list-item>
                  <text:p text:style-name="P18"><text:span text:style-name="T1">9.7.2 Summary<text:line-break/><text:line-break/><text:line-break/></text:span></text:p>
                </text:list-item>
              </text:list>
            </text:list-item>
          </text:list>
        </text:list-item>
        <text:list-item>
          <text:p text:style-name="P6">WEEK 10: VECTOR SPACES, ORTHOGONALLITY, AND LINEAR LEAST-SQUARES<text:line-break/></text:p>
          <text:list>
            <text:list-item>
              <text:p text:style-name="P13">10.1 Opening Remarks</text:p>
              <text:list>
                <text:list-item>
                  <text:p text:style-name="P19"><text:span text:style-name="T1">10.1.1 Visualizing Planes, Lines, and Solutions</text:span></text:p>
                </text:list-item>
                <text:list-item>
                  <text:p text:style-name="P19">1<text:span text:style-name="T1">0.1.2 Outline</text:span></text:p>
                </text:list-item>
                <text:list-item>
                  <text:p text:style-name="P19"><text:span text:style-name="T1">10.1.3 What You Will Learn<text:line-break/></text:span></text:p>
                </text:list-item>
              </text:list>
            </text:list-item>
            <text:list-item>
              <text:p text:style-name="P13"><text:soft-page-break/>10.2 How the Row Echelon Form Answers (Almost) Everything</text:p>
              <text:list>
                <text:list-item>
                  <text:p text:style-name="P19"><text:span text:style-name="T1">10.2.1 Example</text:span></text:p>
                </text:list-item>
                <text:list-item>
                  <text:p text:style-name="P19"><text:span text:style-name="T1">10.2.2 The Important Attributes of a Linear System<text:line-break/></text:span></text:p>
                </text:list-item>
              </text:list>
            </text:list-item>
            <text:list-item>
              <text:p text:style-name="P13">10.3 Orthogonal Vectors and Spaces</text:p>
              <text:list>
                <text:list-item>
                  <text:p text:style-name="P19">1<text:span text:style-name="T1">0.3.1 Orthogonal Vectors</text:span></text:p>
                </text:list-item>
                <text:list-item>
                  <text:p text:style-name="P19">1<text:span text:style-name="T1">0.3.2 Orthogonal Spaces</text:span></text:p>
                </text:list-item>
                <text:list-item>
                  <text:p text:style-name="P19"><text:span text:style-name="T1">10.3.3 Fundamental Spaces<text:line-break/></text:span></text:p>
                </text:list-item>
              </text:list>
            </text:list-item>
            <text:list-item>
              <text:p text:style-name="P13">10.4 Approximating a Solution</text:p>
              <text:list>
                <text:list-item>
                  <text:p text:style-name="P19"><text:span text:style-name="T1">10.4.1 A Motivating Example</text:span></text:p>
                </text:list-item>
                <text:list-item>
                  <text:p text:style-name="P19"><text:span text:style-name="T1">10.4.2 Finding the Best Solution</text:span></text:p>
                </text:list-item>
                <text:list-item>
                  <text:p text:style-name="P19"><text:span text:style-name="T1">10.4.3 Why it is Called Linear Least-squares<text:line-break/></text:span></text:p>
                </text:list-item>
              </text:list>
            </text:list-item>
            <text:list-item>
              <text:p text:style-name="P13">10.5 Enrichment</text:p>
              <text:list>
                <text:list-item>
                  <text:p text:style-name="P19"><text:span text:style-name="T1">10.5.1 Solving the Normal Equations<text:line-break/></text:span></text:p>
                </text:list-item>
              </text:list>
            </text:list-item>
            <text:list-item>
              <text:p text:style-name="P13">10.6 Wrap Up</text:p>
              <text:list>
                <text:list-item>
                  <text:p text:style-name="P19"><text:span text:style-name="T1">10.6.1 Homework</text:span></text:p>
                </text:list-item>
                <text:list-item>
                  <text:p text:style-name="P19"><text:span text:style-name="T1">10.6.2 Summary<text:line-break/><text:line-break/><text:line-break/></text:span></text:p>
                </text:list-item>
              </text:list>
            </text:list-item>
          </text:list>
        </text:list-item>
        <text:list-item>
          <text:p text:style-name="P7">WEEK 11: ORTHOGONAL PROJECTION, LOW RANK APPROXIMATION, AND ORTHOGONAL BASES<text:line-break/></text:p>
          <text:list>
            <text:list-item>
              <text:p text:style-name="P13">11.1 Opening Remarks</text:p>
              <text:list>
                <text:list-item>
                  <text:p text:style-name="P19"><text:span text:style-name="T1">11.1.1 Low Rank Approximation</text:span></text:p>
                </text:list-item>
                <text:list-item>
                  <text:p text:style-name="P19"><text:span text:style-name="T1">11.1.2 Outline</text:span></text:p>
                </text:list-item>
                <text:list-item>
                  <text:p text:style-name="P19"><text:span text:style-name="T1">11.1.3 What You Will Learn<text:line-break/></text:span></text:p>
                </text:list-item>
              </text:list>
            </text:list-item>
            <text:list-item>
              <text:p text:style-name="P13">11.2 Projecting a Vector onto a Subspace</text:p>
              <text:list>
                <text:list-item>
                  <text:p text:style-name="P19"><text:span text:style-name="T1">11.2.1 Component in the Direction of …</text:span></text:p>
                </text:list-item>
                <text:list-item>
                  <text:p text:style-name="P19"><text:span text:style-name="T1">11.2.2 An Application: Rank-1 Approximation</text:span></text:p>
                </text:list-item>
                <text:list-item>
                  <text:p text:style-name="P19"><text:span text:style-name="T1">11.2.3 Projection onto a Subspace</text:span></text:p>
                </text:list-item>
                <text:list-item>
                  <text:p text:style-name="P19"><text:span text:style-name="T1">11.2.4 An Application: Rank-2 Approximation</text:span></text:p>
                </text:list-item>
                <text:list-item>
                  <text:p text:style-name="P19"><text:span text:style-name="T1">11.2.5 An Application: Rank-k Approximation<text:line-break/></text:span></text:p>
                </text:list-item>
              </text:list>
            </text:list-item>
            <text:list-item>
              <text:p text:style-name="P13">11.3 Orthonormal Bases</text:p>
              <text:list>
                <text:list-item>
                  <text:p text:style-name="P19"><text:span text:style-name="T1">11.3.1 The Unit Basis Vectors, Again</text:span></text:p>
                </text:list-item>
                <text:list-item>
                  <text:p text:style-name="P19"><text:span text:style-name="T1">11.3.2 Orthonormal Vectors</text:span></text:p>
                </text:list-item>
                <text:list-item>
                  <text:p text:style-name="P19"><text:span text:style-name="T1">11.3.2 Orthonormal Vectors (Continued)</text:span></text:p>
                </text:list-item>
                <text:list-item>
                  <text:p text:style-name="P19"><text:span text:style-name="T1">11.3.3 Orthogonal Bases</text:span></text:p>
                </text:list-item>
                <text:list-item>
                  <text:p text:style-name="P19"><text:span text:style-name="T1">11.3.4 Orthogonal Bases (Alternative Explanation)</text:span></text:p>
                </text:list-item>
                <text:list-item>
                  <text:p text:style-name="P19"><text:span text:style-name="T1">11.3.5 The QR Factorization</text:span></text:p>
                </text:list-item>
                <text:list-item>
                  <text:p text:style-name="P19"><text:span text:style-name="T1">11.3.6 Solving the Linear Least-Squares Problem via QR Factorization</text:span></text:p>
                </text:list-item>
                <text:list-item>
                  <text:p text:style-name="P19"><text:span text:style-name="T1">11.3.7 The QR Factorization (Again)<text:line-break/><text:line-break/></text:span></text:p>
                </text:list-item>
              </text:list>
            </text:list-item>
            <text:list-item>
              <text:p text:style-name="P13"><text:soft-page-break/>11.4 Change of Bases</text:p>
              <text:list>
                <text:list-item>
                  <text:p text:style-name="P19"><text:span text:style-name="T1">11.4.1 The Unit Basis Vectors, One More Time</text:span></text:p>
                </text:list-item>
                <text:list-item>
                  <text:p text:style-name="P19"><text:span text:style-name="T1">11.4.2 Change of Basis<text:line-break/></text:span></text:p>
                </text:list-item>
              </text:list>
            </text:list-item>
            <text:list-item>
              <text:p text:style-name="P13">11.5 Singular Value Decomposition</text:p>
              <text:list>
                <text:list-item>
                  <text:p text:style-name="P19"><text:span text:style-name="T1">11.5.1 The Best Low Rank Approximation<text:line-break/></text:span></text:p>
                </text:list-item>
              </text:list>
            </text:list-item>
            <text:list-item>
              <text:p text:style-name="P13">11.6 Enrichment</text:p>
              <text:list>
                <text:list-item>
                  <text:p text:style-name="P19"><text:span text:style-name="T1">11.6.1 The Problem with Computing the QR Factorization</text:span></text:p>
                </text:list-item>
                <text:list-item>
                  <text:p text:style-name="P19"><text:span text:style-name="T1">11.6.2 QR Factorization Via Householder Transformations (Reflections)</text:span></text:p>
                </text:list-item>
                <text:list-item>
                  <text:p text:style-name="P19"><text:span text:style-name="T1">11.6.3 More on SVD<text:line-break/></text:span></text:p>
                </text:list-item>
              </text:list>
            </text:list-item>
            <text:list-item>
              <text:p text:style-name="P13">11.7 Wrap Up</text:p>
              <text:list>
                <text:list-item>
                  <text:p text:style-name="P19"><text:span text:style-name="T1">11.7.1 Homework</text:span></text:p>
                </text:list-item>
                <text:list-item>
                  <text:p text:style-name="P19"><text:span text:style-name="T1">11.7.2 Summary<text:line-break/><text:line-break/><text:line-break/></text:span></text:p>
                </text:list-item>
              </text:list>
            </text:list-item>
          </text:list>
        </text:list-item>
        <text:list-item>
          <text:p text:style-name="P7">WEEK 12: EIGENVALUES AND EIGENVECTORS<text:line-break/></text:p>
          <text:list>
            <text:list-item>
              <text:p text:style-name="P13">12.1 Opening Remarks</text:p>
              <text:list>
                <text:list-item>
                  <text:p text:style-name="P19"><text:span text:style-name="T1">12.1.1 Predicting the Weather, Again</text:span></text:p>
                </text:list-item>
                <text:list-item>
                  <text:p text:style-name="P19"><text:span text:style-name="T1">12.1.2 Outline</text:span></text:p>
                </text:list-item>
                <text:list-item>
                  <text:p text:style-name="P19"><text:span text:style-name="T1">12.1.3 What You Will Lear</text:span>n<text:line-break/></text:p>
                </text:list-item>
              </text:list>
            </text:list-item>
            <text:list-item>
              <text:p text:style-name="P13">12.2 Getting Started</text:p>
              <text:list>
                <text:list-item>
                  <text:p text:style-name="P19"><text:span text:style-name="T1">12.2.1 The Algebraic Eigenvalue Problem</text:span></text:p>
                </text:list-item>
                <text:list-item>
                  <text:p text:style-name="P19"><text:span text:style-name="T1">12.2.2 Simple Examples</text:span></text:p>
                </text:list-item>
                <text:list-item>
                  <text:p text:style-name="P19"><text:span text:style-name="T1">12.2.2 Simple Examples (continued)</text:span></text:p>
                </text:list-item>
                <text:list-item>
                  <text:p text:style-name="P19"><text:span text:style-name="T1">12.2.3 Diagonalization</text:span></text:p>
                </text:list-item>
                <text:list-item>
                  <text:p text:style-name="P19"><text:span text:style-name="T1">12.2.4 Eigenvalues and Vectors of 3 x 3 Matrices<text:line-break/></text:span></text:p>
                </text:list-item>
              </text:list>
            </text:list-item>
            <text:list-item>
              <text:p text:style-name="P13">12.3 The General Case</text:p>
              <text:list>
                <text:list-item>
                  <text:p text:style-name="P19"><text:span text:style-name="T1">12.3.1 Eigenvalues and Eigenvectors of n x n Matrices: Special Cases</text:span></text:p>
                </text:list-item>
                <text:list-item>
                  <text:p text:style-name="P19"><text:span text:style-name="T1">12.3.2 Eigenvalues of n x n Matrices</text:span></text:p>
                </text:list-item>
                <text:list-item>
                  <text:p text:style-name="P19"><text:span text:style-name="T1">12.3.3 Diagonalization, Again</text:span></text:p>
                </text:list-item>
                <text:list-item>
                  <text:p text:style-name="P19"><text:span text:style-name="T1">12.3.4 Properties<text:line-break/></text:span></text:p>
                </text:list-item>
              </text:list>
            </text:list-item>
            <text:list-item>
              <text:p text:style-name="P13">12.4 Practical Methods</text:p>
              <text:list>
                <text:list-item>
                  <text:p text:style-name="P19"><text:span text:style-name="T1">12.4.1 Predicting the Weather, One Last Time</text:span></text:p>
                </text:list-item>
                <text:list-item>
                  <text:p text:style-name="P19"><text:span text:style-name="T1">12.4.2 The Power Method</text:span></text:p>
                </text:list-item>
                <text:list-item>
                  <text:p text:style-name="P19"><text:span text:style-name="T1">12.4.3 In Preparation for this Week's Enrichment<text:line-break/></text:span></text:p>
                </text:list-item>
              </text:list>
            </text:list-item>
            <text:list-item>
              <text:p text:style-name="P13">12.5 Enrichment</text:p>
              <text:list>
                <text:list-item>
                  <text:p text:style-name="P19"><text:span text:style-name="T1">12.5.1 The Inverse Power Method</text:span></text:p>
                </text:list-item>
                <text:list-item>
                  <text:p text:style-name="P19"><text:span text:style-name="T1">12.5.2 The Rayleigh Quotient Iteration</text:span></text:p>
                </text:list-item>
                <text:list-item>
                  <text:p text:style-name="P19"><text:span text:style-name="T1">12.5.3 More Advanced Techniques<text:line-break/><text:line-break/></text:span></text:p>
                </text:list-item>
              </text:list>
            </text:list-item>
            <text:list-item>
              <text:p text:style-name="P13"><text:soft-page-break/>12.6 Wrap Up</text:p>
              <text:list>
                <text:list-item>
                  <text:p text:style-name="P19"><text:span text:style-name="T1">12.6.1 Homework</text:span></text:p>
                </text:list-item>
                <text:list-item>
                  <text:p text:style-name="P19"><text:span text:style-name="T1">12.6.2 Summary<text:line-break/><text:line-break/><text:line-break/></text:span></text:p>
                </text:list-item>
              </text:list>
            </text:list-item>
          </text:list>
        </text:list-item>
        <text:list-item>
          <text:p text:style-name="P7">FINAL EXAM<text:line-break/></text:p>
          <text:list>
            <text:list-item>
              <text:p text:style-name="P14">F.1 How to Review for the Final</text:p>
              <text:list>
                <text:list-item>
                  <text:p text:style-name="P20"><text:span text:style-name="T1">F.1.1 Suggestions<text:line-break/></text:span></text:p>
                </text:list-item>
              </text:list>
            </text:list-item>
            <text:list-item>
              <text:p text:style-name="P14">F.2 Sample Final Exam</text:p>
              <text:list>
                <text:list-item>
                  <text:p text:style-name="P20"><text:span text:style-name="T1">F.2.1 Sample Final (PDF to Print Out)</text:span></text:p>
                </text:list-item>
                <text:list-item>
                  <text:p text:style-name="P20"><text:span text:style-name="T1">F.2.2 Sample Exam Answers and Videos Questions 1-2</text:span></text:p>
                </text:list-item>
                <text:list-item>
                  <text:p text:style-name="P20"><text:span text:style-name="T1">F.2.3 Sample Exam Answers and Videos Questions 3-4</text:span></text:p>
                </text:list-item>
                <text:list-item>
                  <text:p text:style-name="P20"><text:span text:style-name="T1">F.2.4 Sample Exam Answers and Videos Questions 5-6</text:span></text:p>
                </text:list-item>
                <text:list-item>
                  <text:p text:style-name="P20"><text:span text:style-name="T1">F.2.5 Sample Exam Answers and Videos Questions 7-8</text:span></text:p>
                </text:list-item>
                <text:list-item>
                  <text:p text:style-name="P20"><text:span text:style-name="T1">F.2.6 Sample Exam Answers and Videos Questions 9<text:line-break/></text:span></text:p>
                </text:list-item>
              </text:list>
            </text:list-item>
            <text:list-item>
              <text:p text:style-name="P14">F.3 Real Final Exam</text:p>
              <text:list>
                <text:list-item>
                  <text:p text:style-name="P20">F<text:span text:style-name="T1">.3.1 Final Questions 1-2</text:span></text:p>
                </text:list-item>
                <text:list-item>
                  <text:p text:style-name="P20"><text:span text:style-name="T1">F.3.2 Final Questions 3-4</text:span></text:p>
                </text:list-item>
                <text:list-item>
                  <text:p text:style-name="P20"><text:span text:style-name="T1">F.3.3 Final Questions 5-6</text:span></text:p>
                </text:list-item>
                <text:list-item>
                  <text:p text:style-name="P20"><text:span text:style-name="T1">F.3.4 Final Questions 7-8<text:line-break/></text:span></text:p>
                </text:list-item>
              </text:list>
            </text:list-item>
            <text:list-item>
              <text:p text:style-name="P14">F.4 Congratulations! (and Further Reading!!!)</text:p>
              <text:list>
                <text:list-item>
                  <text:p text:style-name="P20"><text:span text:style-name="T1">F.4.1 Congratulations!</text:span></text:p>
                </text:list-item>
                <text:list-item>
                  <text:p text:style-name="P20"><text:span text:style-name="T1">F.4.2 Some Recommended Materials for Further Learning</text:span></text:p>
                </text:list-item>
                <text:list-item>
                  <text:p text:style-name="P20"><text:span text:style-name="T1">F.4.3 You are Ready for the Cutting Edge Research</text:span></text:p>
                </text:list-item>
                <text:list-item>
                  <text:p text:style-name="P20"><text:span text:style-name="T1">F.4.4 Write a Review!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ntes Araújo Silva Filho</meta:initial-creator>
    <meta:creation-date>2018-11-27T08:53:46.734968652</meta:creation-date>
    <dc:date>2018-11-27T10:14:12.024964013</dc:date>
    <dc:creator>Abrantes Araújo Silva Filho</dc:creator>
    <meta:editing-duration>PT14M3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2" meta:paragraph-count="416" meta:word-count="2274" meta:character-count="12720" meta:non-whitespace-character-count="11140"/>
  </office:meta>
</office:document-meta>
</file>